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cf1f" officeooo:paragraph-rsid="0015cf1f"/>
    </style:style>
    <style:style style:name="P2" style:family="paragraph" style:parent-style-name="Standard">
      <style:paragraph-properties fo:text-align="end" style:justify-single-word="false"/>
      <style:text-properties officeooo:rsid="00241e18" officeooo:paragraph-rsid="00241e18"/>
    </style:style>
    <style:style style:name="P3" style:family="paragraph" style:parent-style-name="Standard">
      <style:paragraph-properties fo:text-align="start" style:justify-single-word="false"/>
      <style:text-properties officeooo:rsid="003ca394" officeooo:paragraph-rsid="003ca394"/>
    </style:style>
    <style:style style:name="P4" style:family="paragraph" style:parent-style-name="Standard">
      <style:paragraph-properties fo:text-align="end" style:justify-single-word="false"/>
      <style:text-properties officeooo:rsid="003ca394" officeooo:paragraph-rsid="003ca394"/>
    </style:style>
    <style:style style:name="P5" style:family="paragraph" style:parent-style-name="Text_20_body">
      <style:text-properties style:font-name="0" fo:font-size="12pt" fo:font-style="normal" fo:font-weight="normal" officeooo:rsid="0020f767" officeooo:paragraph-rsid="001c5c25" style:font-size-asian="12pt" style:font-style-asian="normal" style:font-weight-asian="normal"/>
    </style:style>
    <style:style style:name="P6" style:family="paragraph" style:parent-style-name="Standard">
      <style:paragraph-properties fo:text-align="start" style:justify-single-word="false"/>
      <style:text-properties officeooo:rsid="003ed98a" officeooo:paragraph-rsid="00542917"/>
    </style:style>
    <style:style style:name="P7" style:family="paragraph" style:parent-style-name="Standard">
      <style:paragraph-properties fo:text-align="start" style:justify-single-word="false"/>
      <style:text-properties officeooo:rsid="0044a4cc" officeooo:paragraph-rsid="004a7c32"/>
    </style:style>
    <style:style style:name="P8" style:family="paragraph" style:parent-style-name="Standard">
      <style:paragraph-properties fo:text-align="start" style:justify-single-word="false"/>
      <style:text-properties officeooo:rsid="00484af3" officeooo:paragraph-rsid="00542917"/>
    </style:style>
    <style:style style:name="P9" style:family="paragraph" style:parent-style-name="Text_20_body" style:list-style-name="L1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0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normal" officeooo:rsid="0042dffe" officeooo:paragraph-rsid="0042dffe" style:font-size-asian="12pt" style:font-style-asian="normal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3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d5130" officeooo:paragraph-rsid="004d5130" style:font-size-asian="12pt" style:font-style-asian="normal" style:font-weight-asian="normal" style:font-weight-complex="normal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d5130" officeooo:paragraph-rsid="004d5130" style:font-size-asian="12pt" style:font-style-asian="normal" style:font-weight-asian="normal" style:font-weight-complex="normal"/>
    </style:style>
    <style:style style:name="P1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51ab0c" officeooo:paragraph-rsid="0051ab0c" style:font-size-asian="12pt" style:font-style-asian="normal" style:font-weight-asian="normal" style:font-weight-complex="normal"/>
    </style:style>
    <style:style style:name="T1" style:family="text">
      <style:text-properties officeooo:rsid="003e17ba"/>
    </style:style>
    <style:style style:name="T2" style:family="text">
      <style:text-properties officeooo:rsid="004278d6"/>
    </style:style>
    <style:style style:name="T3" style:family="text">
      <style:text-properties officeooo:rsid="0044a4cc"/>
    </style:style>
    <style:style style:name="T4" style:family="text">
      <style:text-properties officeooo:rsid="004e7797"/>
    </style:style>
    <style:style style:name="T5" style:family="text">
      <style:text-properties officeooo:rsid="0051ab0c"/>
    </style:style>
    <style:style style:name="T6" style:family="text">
      <style:text-properties officeooo:rsid="0052f434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2">Research Methods</text:p>
      <text:p text:style-name="P4">Seminar <text:span text:style-name="T1">Review #4</text:span></text:p>
      <text:p text:style-name="P3"/>
      <text:p text:style-name="P8">Jason McDermott</text:p>
      <text:p text:style-name="P8">“Computational determination of protein function using machine learning”</text:p>
      <text:p text:style-name="P6"><text:span text:style-name="T2">11</text:span>/<text:span text:style-name="T3">18</text:span>/2019</text:p>
      <text:p text:style-name="Horizontal_20_Line"/>
      <text:p text:style-name="P5"/>
      <text:list xml:id="list890492829" text:style-name="L1">
        <text:list-item>
          <text:p text:style-name="P9"><text:s text:c="2"/>Presentation Style</text:p>
        </text:list-item>
      </text:list>
      <text:p text:style-name="P13"/>
      <text:p text:style-name="P11"/>
      <text:list xml:id="list23048451102550" text:continue-numbering="true" text:style-name="L1">
        <text:list-item>
          <text:p text:style-name="P10"><text:s text:c="2"/>Intellectual Merit</text:p>
        </text:list-item>
      </text:list>
      <text:p text:style-name="P15"/>
      <text:p text:style-name="P12"/>
      <text:list xml:id="list23047201028330" text:continue-numbering="true" text:style-name="L1">
        <text:list-item>
          <text:p text:style-name="P10"><text:s text:c="2"/>Broader Impacts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15:01.544936773</meta:creation-date>
    <dc:date>2019-12-06T02:30:46.709626654</dc:date>
    <meta:editing-duration>P2DT6H2M1S</meta:editing-duration>
    <meta:editing-cycles>28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9" meta:word-count="27" meta:character-count="206" meta:non-whitespace-character-count="185"/>
  </office:meta>
</office:document-meta>
</file>